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center" draw:textarea-vertical-align="top" draw:auto-grow-height="false" fo:min-height="3.433cm" fo:min-width="7.628cm" draw:shadow="visible" draw:shadow-offset-x="0.152cm" draw:shadow-offset-y="0.152cm" draw:shadow-color="#cccccc"/>
    </style:style>
    <style:style style:name="gr2" style:family="graphic" style:parent-style-name="standard">
      <style:graphic-properties svg:stroke-color="#000000" draw:fill-color="#ffffff" draw:textarea-horizontal-align="center" draw:textarea-vertical-align="middle" draw:auto-grow-height="false" fo:min-height="3.433cm" fo:min-width="3.056cm" draw:shadow="visible" draw:shadow-offset-x="0.152cm" draw:shadow-offset-y="0.152cm" draw:shadow-color="#cccccc"/>
    </style:style>
    <style:style style:name="gr3" style:family="graphic" style:parent-style-name="standard">
      <style:graphic-properties draw:stroke="dash" draw:stroke-dash="Dashed_20__28_var_29_" svg:stroke-color="#000000" draw:fill-color="#e6e6e6" draw:textarea-horizontal-align="left" draw:textarea-vertical-align="top" draw:auto-grow-height="false" fo:min-height="2.163cm" fo:min-width="5.596cm"/>
    </style:style>
    <style:style style:name="gr4" style:family="graphic" style:parent-style-name="objectwithoutfill">
      <style:graphic-properties svg:stroke-width="0.102cm" svg:stroke-color="#808080" draw:marker-start="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0.639cm" fo:min-width="0.008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0.639cm" fo:min-width="0.008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/>
    </style:style>
    <style:style style:name="P3" style:family="paragraph">
      <loext:graphic-properties draw:fill-color="#e6e6e6"/>
      <style:paragraph-properties fo:text-align="center"/>
      <style:text-properties style:font-name="CMU Serif"/>
    </style:style>
    <style:style style:name="P4" style:family="paragraph">
      <style:paragraph-properties fo:margin-left="0.152cm" fo:margin-right="0cm" fo:margin-top="0cm" fo:margin-bottom="0cm" fo:text-align="start" fo:text-indent="0cm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/>
      <style:paragraph-properties fo:margin-left="0.406cm" fo:margin-right="0cm" fo:margin-top="0cm" fo:margin-bottom="0cm" fo:text-align="start" fo:text-indent="0cm"/>
      <style:text-properties style:font-name="CMU Serif" fo:font-size="12pt" style:font-size-asian="12pt" style:font-size-complex="12pt"/>
    </style:style>
    <style:style style:name="P7" style:family="paragraph">
      <loext:graphic-properties draw:fill-color="#cccccc"/>
      <style:paragraph-properties fo:text-align="center"/>
      <style:text-properties style:font-name="CMU Serif" fo:font-size="12pt" style:font-size-asian="12pt" style:font-size-complex="12pt"/>
    </style:style>
    <style:style style:name="P8" style:family="paragraph">
      <loext:graphic-properties draw:fill-color="#999999"/>
      <style:paragraph-properties fo:text-align="center"/>
      <style:text-properties style:font-name="CMU Serif" fo:font-size="12pt" style:font-size-asian="12pt" style:font-size-complex="12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CMU Serif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128cm" svg:height="3.683cm" svg:x="5.334cm" svg:y="0.254cm">
          <text:p text:style-name="P1"><text:span text:style-name="T1">Score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3.683cm" svg:x="14.986cm" svg:y="0.254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3.683cm" svg:x="0.254cm" svg:y="0.254cm">
          <text:p text:style-name="P1"><text:span text:style-name="T1">Ref.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2.413cm" svg:x="5.842cm" svg:y="1.016cm">
          <text:p text:style-name="P1"><text:span text:style-name="T1">Scratchpad Write List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3.81cm" svg:y1="2.413cm" svg:x2="7.493cm" svg:y2="2.413cm">
          <text:p text:style-name="P4"><text:span text:style-name="T1">add</text:span></text:p>
          <text:p text:style-name="P5"><text:span text:style-name="T1"/></text:p>
        </draw:line>
        <draw:custom-shape draw:style-name="gr5" draw:text-style-name="P7" draw:layer="layout" svg:width="0.508cm" svg:height="0.889cm" svg:x="10.795cm" svg:y="1.90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508cm" svg:height="0.889cm" svg:x="10.16cm" svg:y="1.90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08cm" svg:height="0.889cm" svg:x="9.525cm" svg:y="1.90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127cm" svg:height="0.127cm" svg:x="9.271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127cm" svg:height="0.127cm" svg:x="9.017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127cm" svg:height="0.127cm" svg:x="8.763cm" svg:y="2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508cm" svg:height="0.889cm" svg:x="8.128cm" svg:y="1.90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08cm" svg:height="0.889cm" svg:x="7.493cm" svg:y="1.90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1.43cm" svg:y1="1.778cm" svg:x2="6.35cm" svg:y2="1.778cm">
          <text:p/>
        </draw:line>
        <draw:line draw:style-name="gr8" draw:text-style-name="P10" draw:layer="layout" svg:x1="11.43cm" svg:y1="1.778cm" svg:x2="11.43cm" svg:y2="2.921cm">
          <text:p/>
        </draw:line>
        <draw:line draw:style-name="gr8" draw:text-style-name="P10" draw:layer="layout" svg:x1="11.43cm" svg:y1="2.921cm" svg:x2="6.35cm" svg:y2="2.921cm">
          <text:p/>
        </draw:line>
        <draw:custom-shape draw:style-name="gr6" draw:text-style-name="P8" draw:layer="layout" svg:width="0.508cm" svg:height="0.889cm" svg:x="12.446cm" svg:y="1.90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polyline draw:style-name="gr4" draw:text-style-name="P6" draw:layer="layout" svg:width="2.285cm" svg:height="0.38cm" draw:transform="rotate (-3.14159265358979) translate (12.7cm 3.175cm)" svg:viewBox="0 0 2286 381" draw:points="0,381 0,0 2286,0 2286,381">
          <text:p text:style-name="P4"><text:span text:style-name="T1"/></text:p>
          <text:p text:style-name="P5"><text:span text:style-name="T1"/></text:p>
        </draw:polyline>
        <draw:line draw:style-name="gr4" draw:text-style-name="P6" draw:layer="layout" svg:x1="14.986cm" svg:y1="2.413cm" svg:x2="12.954cm" svg:y2="2.413cm">
          <text:p text:style-name="P4"><text:span text:style-name="T1"/></text:p>
        </draw:line>
        <draw:frame draw:style-name="gr9" draw:text-style-name="P12" draw:layer="layout" svg:width="1.651cm" svg:height="0.755cm" svg:x="11.811cm" svg:y="3.055cm">
          <draw:text-box>
            <text:p text:style-name="P11"><text:span text:style-name="T1">ma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9.05cm" fo:page-height="4.4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12:58:09.010755128</meta:creation-date>
    <dc:date>2017-06-26T14:40:10.101293358</dc:date>
    <meta:editing-duration>PT1H26M13S</meta:editing-duration>
    <meta:editing-cycles>5</meta:editing-cycles>
    <meta:generator>LibreOffice/5.0.6.2$Linux_X86_64 LibreOffice_project/00$Build-2</meta:generator>
    <meta:document-statistic meta:object-count="20"/>
  </office:meta>
</office:document-meta>
</file>